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c052" officeooo:paragraph-rsid="0008c052"/>
    </style:style>
    <style:style style:name="P2" style:family="paragraph" style:parent-style-name="Standard">
      <style:text-properties officeooo:rsid="0009c543" officeooo:paragraph-rsid="0009c543"/>
    </style:style>
    <style:style style:name="P3" style:family="paragraph" style:parent-style-name="Standard">
      <style:text-properties officeooo:rsid="0009c543" officeooo:paragraph-rsid="000a0da9"/>
    </style:style>
    <style:style style:name="P4" style:family="paragraph" style:parent-style-name="Standard">
      <style:text-properties officeooo:paragraph-rsid="000a0da9"/>
    </style:style>
    <style:style style:name="P5" style:family="paragraph" style:parent-style-name="Standard">
      <style:text-properties officeooo:paragraph-rsid="000c71b5"/>
    </style:style>
    <style:style style:name="P6" style:family="paragraph" style:parent-style-name="Standard">
      <style:text-properties officeooo:rsid="000eb91c" officeooo:paragraph-rsid="000eb91c"/>
    </style:style>
    <style:style style:name="P7" style:family="paragraph" style:parent-style-name="Standard">
      <style:text-properties officeooo:rsid="000eb91c" officeooo:paragraph-rsid="0010dcd6"/>
    </style:style>
    <style:style style:name="P8" style:family="paragraph" style:parent-style-name="Standard">
      <style:text-properties officeooo:rsid="000eb91c" officeooo:paragraph-rsid="0013cf91"/>
    </style:style>
    <style:style style:name="P9" style:family="paragraph" style:parent-style-name="Standard">
      <style:text-properties officeooo:rsid="000eb91c" officeooo:paragraph-rsid="00190ab6"/>
    </style:style>
    <style:style style:name="P10" style:family="paragraph" style:parent-style-name="Standard">
      <style:text-properties officeooo:rsid="000f99f3" officeooo:paragraph-rsid="000f99f3"/>
    </style:style>
    <style:style style:name="P11" style:family="paragraph" style:parent-style-name="Standard">
      <style:text-properties officeooo:rsid="0010dcd6" officeooo:paragraph-rsid="0010dcd6"/>
    </style:style>
    <style:style style:name="P12" style:family="paragraph" style:parent-style-name="Standard">
      <style:text-properties officeooo:rsid="000eb91c" officeooo:paragraph-rsid="0010dcd6" fo:background-color="#ffff00"/>
    </style:style>
    <style:style style:name="P13" style:family="paragraph" style:parent-style-name="Standard">
      <style:text-properties officeooo:rsid="000eb91c" officeooo:paragraph-rsid="0010dcd6" fo:background-color="#81d41a"/>
    </style:style>
    <style:style style:name="P14" style:family="paragraph" style:parent-style-name="Standard">
      <style:text-properties officeooo:rsid="000eb91c" officeooo:paragraph-rsid="0010dcd6" fo:background-color="#ff860d"/>
    </style:style>
    <style:style style:name="P15" style:family="paragraph" style:parent-style-name="Standard">
      <style:text-properties officeooo:rsid="001ec555" officeooo:paragraph-rsid="0013cf91"/>
    </style:style>
    <style:style style:name="P16" style:family="paragraph" style:parent-style-name="Standard">
      <style:text-properties officeooo:paragraph-rsid="0013cf91"/>
    </style:styl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P19" style:family="paragraph" style:parent-style-name="Standard">
      <style:text-properties officeooo:rsid="000a0da9" officeooo:paragraph-rsid="000a0da9"/>
    </style:style>
    <style:style style:name="P20" style:family="paragraph" style:parent-style-name="Standard">
      <style:text-properties officeooo:rsid="000eb91c" officeooo:paragraph-rsid="0010dcd6" fo:background-color="#e16173"/>
    </style:style>
    <style:style style:name="P21" style:family="paragraph" style:parent-style-name="Standard">
      <style:text-properties style:text-underline-style="solid" style:text-underline-width="auto" style:text-underline-color="font-color" officeooo:rsid="000eb91c" officeooo:paragraph-rsid="0013cf91" fo:background-color="#ff860d"/>
    </style:style>
    <style:style style:name="P22" style:family="paragraph" style:parent-style-name="Standard">
      <style:text-properties style:text-underline-style="solid" style:text-underline-width="auto" style:text-underline-color="font-color" officeooo:rsid="000eb91c" officeooo:paragraph-rsid="00190ab6" fo:background-color="#ff860d"/>
    </style:style>
    <style:style style:name="P23" style:family="paragraph" style:parent-style-name="Standard">
      <style:text-properties style:text-underline-style="solid" style:text-underline-width="auto" style:text-underline-color="font-color" officeooo:rsid="001ec555" officeooo:paragraph-rsid="00190ab6" fo:background-color="#ff860d"/>
    </style:style>
    <style:style style:name="P24" style:family="paragraph" style:parent-style-name="Standard">
      <style:text-properties style:text-underline-style="solid" style:text-underline-width="auto" style:text-underline-color="font-color" officeooo:rsid="000eb91c" officeooo:paragraph-rsid="0013cf91" fo:background-color="#81d41a"/>
    </style:style>
    <style:style style:name="P25" style:family="paragraph" style:parent-style-name="Standard">
      <style:text-properties style:text-underline-style="solid" style:text-underline-width="auto" style:text-underline-color="font-color" officeooo:rsid="000eb91c" officeooo:paragraph-rsid="00190ab6" fo:background-color="#81d41a"/>
    </style:style>
    <style:style style:name="P26" style:family="paragraph" style:parent-style-name="Standard">
      <style:text-properties style:text-underline-style="solid" style:text-underline-width="auto" style:text-underline-color="font-color" officeooo:rsid="001dd721" officeooo:paragraph-rsid="001dd721" fo:background-color="#81d41a"/>
    </style:style>
    <style:style style:name="P27" style:family="paragraph" style:parent-style-name="Standard">
      <style:text-properties style:text-underline-style="solid" style:text-underline-width="auto" style:text-underline-color="font-color" officeooo:rsid="000eb91c" officeooo:paragraph-rsid="00190ab6" fo:background-color="#e16173"/>
    </style:style>
    <style:style style:name="P28" style:family="paragraph" style:parent-style-name="Standard">
      <style:text-properties style:text-underline-style="solid" style:text-underline-width="auto" style:text-underline-color="font-color" officeooo:rsid="000eb91c" officeooo:paragraph-rsid="001c58c4" fo:background-color="#e16173"/>
    </style:style>
    <style:style style:name="P29" style:family="paragraph" style:parent-style-name="Standard">
      <style:text-properties officeooo:rsid="000eb91c" officeooo:paragraph-rsid="001be824"/>
    </style:style>
    <style:style style:name="P30" style:family="paragraph" style:parent-style-name="Standard">
      <style:text-properties officeooo:paragraph-rsid="001be824"/>
    </style:style>
    <style:style style:name="P31" style:family="paragraph" style:parent-style-name="Standard">
      <style:text-properties officeooo:paragraph-rsid="001c58c4"/>
    </style:style>
    <style:style style:name="P32" style:family="paragraph" style:parent-style-name="Standard">
      <style:text-properties officeooo:paragraph-rsid="0013cf91"/>
    </style:style>
    <style:style style:name="P33" style:family="paragraph" style:parent-style-name="Standard">
      <style:text-properties officeooo:rsid="001dd721" officeooo:paragraph-rsid="001dd721"/>
    </style:style>
    <style:style style:name="P34" style:family="paragraph" style:parent-style-name="Standard">
      <style:text-properties officeooo:rsid="001dd721" officeooo:paragraph-rsid="001f1b35"/>
    </style:style>
    <style:style style:name="P35" style:family="paragraph" style:parent-style-name="Standard">
      <style:text-properties officeooo:paragraph-rsid="00190ab6"/>
    </style:style>
    <style:style style:name="P36" style:family="paragraph" style:parent-style-name="Standard">
      <style:text-properties officeooo:rsid="001ec555" officeooo:paragraph-rsid="0013cf91"/>
    </style:style>
    <style:style style:name="P37" style:family="paragraph" style:parent-style-name="Standard">
      <style:text-properties officeooo:rsid="001414b2" officeooo:paragraph-rsid="00229dcd"/>
    </style:style>
    <style:style style:name="P38" style:family="paragraph" style:parent-style-name="Standard">
      <style:text-properties officeooo:rsid="0017ab9a" officeooo:paragraph-rsid="00229dcd"/>
    </style:style>
    <style:style style:name="P39" style:family="paragraph" style:parent-style-name="Standard">
      <style:text-properties officeooo:rsid="00182cc1" officeooo:paragraph-rsid="00229dcd"/>
    </style:style>
    <style:style style:name="P40" style:family="paragraph" style:parent-style-name="Standard">
      <style:text-properties officeooo:rsid="0015df22" officeooo:paragraph-rsid="00229dcd"/>
    </style:style>
    <style:style style:name="P41" style:family="paragraph" style:parent-style-name="Standard">
      <style:text-properties officeooo:paragraph-rsid="00229dcd"/>
    </style:style>
    <style:style style:name="P42" style:family="paragraph" style:parent-style-name="Standard">
      <style:text-properties style:text-underline-style="none" officeooo:rsid="00233492" officeooo:paragraph-rsid="00233492" fo:background-color="transparent"/>
    </style:style>
    <style:style style:name="P43" style:family="paragraph" style:parent-style-name="Standard">
      <style:text-properties style:text-underline-style="none" officeooo:rsid="00234af1" officeooo:paragraph-rsid="00234af1" fo:background-color="transparent"/>
    </style:style>
    <style:style style:name="P44" style:family="paragraph" style:parent-style-name="Standard">
      <style:text-properties style:text-underline-style="none" officeooo:rsid="0035bade" officeooo:paragraph-rsid="0035bade" fo:background-color="transparent"/>
    </style:style>
    <style:style style:name="P45" style:family="paragraph" style:parent-style-name="Standard">
      <style:text-properties style:text-underline-style="none" officeooo:rsid="003926c2" officeooo:paragraph-rsid="003926c2" fo:background-color="transparent"/>
    </style:style>
    <style:style style:name="P46" style:family="paragraph" style:parent-style-name="Standard">
      <style:text-properties officeooo:rsid="002d91e1" officeooo:paragraph-rsid="00229dcd"/>
    </style:style>
    <style:style style:name="P47" style:family="paragraph" style:parent-style-name="Standard">
      <style:text-properties officeooo:rsid="002d91e1" officeooo:paragraph-rsid="002d91e1"/>
    </style:style>
    <style:style style:name="P48" style:family="paragraph" style:parent-style-name="Standard">
      <style:text-properties officeooo:paragraph-rsid="002f40f9"/>
    </style:style>
    <style:style style:name="P49" style:family="paragraph" style:parent-style-name="Standard" style:list-style-name="L2">
      <loext:graphic-properties draw:fill="none"/>
      <style:paragraph-properties fo:background-color="transparent">
        <style:tab-stops>
          <style:tab-stop style:position="2.302cm"/>
        </style:tab-stops>
      </style:paragraph-properties>
      <style:text-properties officeooo:rsid="003155c9" officeooo:paragraph-rsid="003155c9"/>
    </style:style>
    <style:style style:name="P50" style:family="paragraph" style:parent-style-name="Standard">
      <style:text-properties officeooo:paragraph-rsid="003b1345"/>
    </style:style>
    <style:style style:name="P51" style:family="paragraph" style:parent-style-name="Standard" style:master-page-name="">
      <style:paragraph-properties style:page-number="auto"/>
      <style:text-properties officeooo:paragraph-rsid="00229dcd"/>
    </style:style>
    <style:style style:name="P52" style:family="paragraph" style:parent-style-name="Standard">
      <loext:graphic-properties draw:fill="none"/>
      <style:paragraph-properties fo:margin-left="0cm" fo:margin-right="0cm" fo:text-indent="0cm" style:auto-text-indent="false" fo:background-color="transparent"/>
      <style:text-properties officeooo:rsid="0029db3e" officeooo:paragraph-rsid="0029db3e"/>
    </style:style>
    <style:style style:name="P53" style:family="paragraph" style:parent-style-name="Standard" style:list-style-name="L1" style:master-page-name="">
      <loext:graphic-properties draw:fill="none"/>
      <style:paragraph-properties fo:margin-left="2cm" fo:margin-right="0cm" fo:text-indent="-0.6cm" style:auto-text-indent="false" style:page-number="auto" fo:background-color="transparent"/>
      <style:text-properties officeooo:paragraph-rsid="00229dcd"/>
    </style:style>
    <style:style style:name="P54" style:family="paragraph" style:parent-style-name="Standard" style:list-style-name="L1">
      <loext:graphic-properties draw:fill="none"/>
      <style:paragraph-properties fo:margin-left="2cm" fo:margin-right="0cm" fo:text-indent="-0.6cm" style:auto-text-indent="false" fo:background-color="transparent"/>
      <style:text-properties officeooo:paragraph-rsid="00229dcd"/>
    </style:style>
    <style:style style:name="P55" style:family="paragraph" style:parent-style-name="Standard" style:list-style-name="L1">
      <loext:graphic-properties draw:fill="none"/>
      <style:paragraph-properties fo:margin-left="2cm" fo:margin-right="0cm" fo:text-indent="-0.6cm" style:auto-text-indent="false" fo:background-color="transparent"/>
      <style:text-properties officeooo:paragraph-rsid="00250b9d"/>
    </style:style>
    <style:style style:name="P56" style:family="paragraph" style:parent-style-name="Standard" style:list-style-name="L1">
      <loext:graphic-properties draw:fill="none"/>
      <style:paragraph-properties fo:margin-left="2cm" fo:margin-right="0cm" fo:text-indent="-0.6cm" style:auto-text-indent="false" fo:background-color="transparent"/>
      <style:text-properties officeooo:rsid="00250b9d" officeooo:paragraph-rsid="00250b9d"/>
    </style:style>
    <style:style style:name="P57" style:family="paragraph" style:parent-style-name="Standard" style:list-style-name="L1">
      <loext:graphic-properties draw:fill="none"/>
      <style:paragraph-properties fo:margin-left="2cm" fo:margin-right="0cm" fo:text-indent="-0.6cm" style:auto-text-indent="false" fo:background-color="transparent"/>
      <style:text-properties officeooo:rsid="0025fb79" officeooo:paragraph-rsid="0025fb79"/>
    </style:style>
    <style:style style:name="P58" style:family="paragraph" style:parent-style-name="Standard" style:list-style-name="L1">
      <loext:graphic-properties draw:fill="none"/>
      <style:paragraph-properties fo:margin-left="2cm" fo:margin-right="0cm" fo:text-indent="-0.6cm" style:auto-text-indent="false" fo:background-color="transparent"/>
      <style:text-properties officeooo:rsid="0029db3e" officeooo:paragraph-rsid="0029db3e"/>
    </style:style>
    <style:style style:name="P59" style:family="paragraph" style:parent-style-name="Standard" style:master-page-name="">
      <loext:graphic-properties draw:fill="none"/>
      <style:paragraph-properties fo:margin-left="2cm" fo:margin-right="0cm" fo:text-indent="-0.6cm" style:auto-text-indent="false" style:page-number="auto" fo:background-color="transparent">
        <style:tab-stops>
          <style:tab-stop style:position="-0.106cm"/>
        </style:tab-stops>
      </style:paragraph-properties>
      <style:text-properties officeooo:rsid="0029db3e" officeooo:paragraph-rsid="00229dcd"/>
    </style:style>
    <style:style style:name="P60" style:family="paragraph" style:parent-style-name="Standard" style:master-page-name="">
      <loext:graphic-properties draw:fill="none"/>
      <style:paragraph-properties fo:margin-left="1.499cm" fo:margin-right="0cm" fo:text-indent="-0.199cm" style:auto-text-indent="false" style:page-number="auto" fo:background-color="transparent">
        <style:tab-stops>
          <style:tab-stop style:position="0.106cm"/>
          <style:tab-stop style:position="0.406cm"/>
          <style:tab-stop style:position="1.199cm"/>
        </style:tab-stops>
      </style:paragraph-properties>
      <style:text-properties officeooo:paragraph-rsid="00229dcd"/>
    </style:style>
    <style:style style:name="P61" style:family="paragraph" style:parent-style-name="Standard">
      <loext:graphic-properties draw:fill="none"/>
      <style:paragraph-properties fo:margin-left="1.499cm" fo:margin-right="0cm" fo:text-indent="-0.199cm" style:auto-text-indent="false" fo:background-color="transparent">
        <style:tab-stops>
          <style:tab-stop style:position="0.106cm"/>
          <style:tab-stop style:position="0.406cm"/>
          <style:tab-stop style:position="1.199cm"/>
        </style:tab-stops>
      </style:paragraph-properties>
      <style:text-properties officeooo:rsid="003155c9" officeooo:paragraph-rsid="003155c9"/>
    </style:style>
    <style:style style:name="P62" style:family="paragraph" style:parent-style-name="Standard">
      <loext:graphic-properties draw:fill="none"/>
      <style:paragraph-properties fo:margin-left="1.499cm" fo:margin-right="0cm" fo:text-indent="-0.199cm" style:auto-text-indent="false" fo:background-color="transparent">
        <style:tab-stops>
          <style:tab-stop style:position="0.106cm"/>
          <style:tab-stop style:position="0.406cm"/>
          <style:tab-stop style:position="1.199cm"/>
        </style:tab-stops>
      </style:paragraph-properties>
      <style:text-properties officeooo:rsid="0031fcaa" officeooo:paragraph-rsid="0031fcaa"/>
    </style:style>
    <style:style style:name="P63" style:family="paragraph" style:parent-style-name="Text_20_body">
      <style:text-properties officeooo:rsid="002d91e1" officeooo:paragraph-rsid="003155c9"/>
    </style:style>
    <style:style style:name="P64" style:family="paragraph" style:parent-style-name="Text_20_body">
      <style:text-properties officeooo:paragraph-rsid="003155c9"/>
    </style:style>
    <style:style style:name="P65" style:family="paragraph" style:parent-style-name="Text_20_body" style:list-style-name="L3" style:master-page-name="">
      <loext:graphic-properties draw:fill="none"/>
      <style:paragraph-properties fo:margin-left="3.6cm" fo:margin-right="0cm" fo:margin-top="0cm" fo:margin-bottom="0.247cm" loext:contextual-spacing="false" fo:line-height="115%" fo:text-indent="-2.101cm" style:auto-text-indent="false" style:page-number="auto" fo:background-color="transparent"/>
    </style:style>
    <style:style style:name="P66" style:family="paragraph" style:parent-style-name="Text_20_body" style:list-style-name="L3">
      <loext:graphic-properties draw:fill="none"/>
      <style:paragraph-properties fo:margin-left="3.6cm" fo:margin-right="0cm" fo:margin-top="0cm" fo:margin-bottom="0.247cm" loext:contextual-spacing="false" fo:line-height="115%" fo:text-indent="-2.101cm" style:auto-text-indent="false" fo:background-color="transparent"/>
    </style:style>
    <style:style style:name="P67" style:family="paragraph" style:parent-style-name="Text_20_body" style:list-style-name="L3">
      <loext:graphic-properties draw:fill="none"/>
      <style:paragraph-properties fo:margin-left="3.6cm" fo:margin-right="0cm" fo:margin-top="0cm" fo:margin-bottom="0.247cm" loext:contextual-spacing="false" fo:line-height="115%" fo:text-indent="-2.101cm" style:auto-text-indent="false" fo:background-color="transparent"/>
      <style:text-properties officeooo:paragraph-rsid="003926c2"/>
    </style:style>
    <style:style style:name="P68" style:family="paragraph" style:parent-style-name="Text_20_body" style:list-style-name="L3">
      <loext:graphic-properties draw:fill="none"/>
      <style:paragraph-properties fo:margin-left="3.6cm" fo:margin-right="0cm" fo:margin-top="0cm" fo:margin-bottom="0.247cm" loext:contextual-spacing="false" fo:line-height="115%" fo:text-indent="-2.101cm" style:auto-text-indent="false" fo:background-color="transparent"/>
      <style:text-properties officeooo:paragraph-rsid="003d4224"/>
    </style:style>
    <style:style style:name="P69" style:family="paragraph" style:parent-style-name="Text_20_body" style:list-style-name="L3">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926c2" officeooo:paragraph-rsid="003926c2"/>
    </style:style>
    <style:style style:name="P70" style:family="paragraph" style:parent-style-name="Text_20_body" style:list-style-name="L3">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d4224" officeooo:paragraph-rsid="003d4224"/>
    </style:style>
    <style:style style:name="T1" style:family="text">
      <style:text-properties officeooo:rsid="0009c543"/>
    </style:style>
    <style:style style:name="T2" style:family="text">
      <style:text-properties fo:text-transform="uppercase"/>
    </style:style>
    <style:style style:name="T3" style:family="text">
      <style:text-properties officeooo:rsid="000a0da9"/>
    </style:style>
    <style:style style:name="T4" style:family="text">
      <style:text-properties officeooo:rsid="000b573f"/>
    </style:style>
    <style:style style:name="T5" style:family="text">
      <style:text-properties officeooo:rsid="000c71b5"/>
    </style:style>
    <style:style style:name="T6" style:family="text">
      <style:text-properties officeooo:rsid="000d937c"/>
    </style:style>
    <style:style style:name="T7" style:family="text">
      <style:text-properties officeooo:rsid="000f99f3"/>
    </style:style>
    <style:style style:name="T8" style:family="text">
      <style:text-properties fo:background-color="#e16173" loext:char-shading-value="0"/>
    </style:style>
    <style:style style:name="T9" style:family="text">
      <style:text-properties fo:background-color="transparent" loext:char-shading-value="0"/>
    </style:style>
    <style:style style:name="T10" style:family="text">
      <style:text-properties officeooo:rsid="0010dcd6" fo:background-color="transparent" loext:char-shading-value="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background-color="#e16173" loext:char-shading-value="0"/>
    </style:style>
    <style:style style:name="T13" style:family="text">
      <style:text-properties style:text-underline-style="solid" style:text-underline-width="auto" style:text-underline-color="font-color" officeooo:rsid="0010dcd6" fo:background-color="#e16173" loext:char-shading-value="0"/>
    </style:style>
    <style:style style:name="T14" style:family="text">
      <style:text-properties style:text-underline-style="solid" style:text-underline-width="auto" style:text-underline-color="font-color" officeooo:rsid="000eb91c" fo:background-color="#e16173" loext:char-shading-value="0"/>
    </style:style>
    <style:style style:name="T15" style:family="text">
      <style:text-properties style:text-underline-style="solid" style:text-underline-width="auto" style:text-underline-color="font-color" officeooo:rsid="000eb91c" fo:background-color="#e16173" loext:char-shading-value="0"/>
    </style:style>
    <style:style style:name="T16" style:family="text">
      <style:text-properties style:text-underline-style="solid" style:text-underline-width="auto" style:text-underline-color="font-color" officeooo:rsid="001ec555" fo:background-color="#e16173" loext:char-shading-value="0"/>
    </style:style>
    <style:style style:name="T17" style:family="text">
      <style:text-properties style:text-underline-style="solid" style:text-underline-width="auto" style:text-underline-color="font-color" officeooo:rsid="001530cd" fo:background-color="#e16173" loext:char-shading-value="0"/>
    </style:style>
    <style:style style:name="T18" style:family="text">
      <style:text-properties style:text-underline-style="solid" style:text-underline-width="auto" style:text-underline-color="font-color" officeooo:rsid="001530cd" fo:background-color="#e16173" loext:char-shading-value="0"/>
    </style:style>
    <style:style style:name="T19" style:family="text">
      <style:text-properties style:text-underline-style="solid" style:text-underline-width="auto" style:text-underline-color="font-color" officeooo:rsid="0017f486" fo:background-color="#e16173" loext:char-shading-value="0"/>
    </style:style>
    <style:style style:name="T20" style:family="text">
      <style:text-properties style:text-underline-style="solid" style:text-underline-width="auto" style:text-underline-color="font-color" officeooo:rsid="001be824" fo:background-color="#e16173" loext:char-shading-value="0"/>
    </style:style>
    <style:style style:name="T21" style:family="text">
      <style:text-properties style:text-underline-style="solid" style:text-underline-width="auto" style:text-underline-color="font-color" officeooo:rsid="001c58c4" fo:background-color="#e16173" loext:char-shading-value="0"/>
    </style:style>
    <style:style style:name="T22" style:family="text">
      <style:text-properties style:text-underline-style="solid" style:text-underline-width="auto" style:text-underline-color="font-color" officeooo:rsid="001dd721" fo:background-color="#e16173" loext:char-shading-value="0"/>
    </style:style>
    <style:style style:name="T23" style:family="text">
      <style:text-properties style:text-underline-style="solid" style:text-underline-width="auto" style:text-underline-color="font-color" officeooo:rsid="0020840d" fo:background-color="#e16173" loext:char-shading-value="0"/>
    </style:style>
    <style:style style:name="T24" style:family="text">
      <style:text-properties style:text-underline-style="solid" style:text-underline-width="auto" style:text-underline-color="font-color" fo:background-color="#ffff00" loext:char-shading-value="0"/>
    </style:style>
    <style:style style:name="T25" style:family="text">
      <style:text-properties style:text-underline-style="solid" style:text-underline-width="auto" style:text-underline-color="font-color" officeooo:rsid="001ec555" fo:background-color="#ffff00" loext:char-shading-value="0"/>
    </style:style>
    <style:style style:name="T26" style:family="text">
      <style:text-properties style:text-underline-style="solid" style:text-underline-width="auto" style:text-underline-color="font-color" fo:background-color="#ff860d" loext:char-shading-value="0"/>
    </style:style>
    <style:style style:name="T27" style:family="text">
      <style:text-properties style:text-underline-style="solid" style:text-underline-width="auto" style:text-underline-color="font-color" officeooo:rsid="000eb91c" fo:background-color="#ff860d" loext:char-shading-value="0"/>
    </style:style>
    <style:style style:name="T28" style:family="text">
      <style:text-properties style:text-underline-style="solid" style:text-underline-width="auto" style:text-underline-color="font-color" officeooo:rsid="0012e52a" fo:background-color="#ff860d" loext:char-shading-value="0"/>
    </style:style>
    <style:style style:name="T29" style:family="text">
      <style:text-properties style:text-underline-style="solid" style:text-underline-width="auto" style:text-underline-color="font-color" officeooo:rsid="001ec555" fo:background-color="#ff860d" loext:char-shading-value="0"/>
    </style:style>
    <style:style style:name="T30" style:family="text">
      <style:text-properties style:text-underline-style="solid" style:text-underline-width="auto" style:text-underline-color="font-color" officeooo:rsid="0015ec06" fo:background-color="#ff860d" loext:char-shading-value="0"/>
    </style:style>
    <style:style style:name="T31" style:family="text">
      <style:text-properties style:text-underline-style="solid" style:text-underline-width="auto" style:text-underline-color="font-color" officeooo:rsid="001be824" fo:background-color="#ff860d" loext:char-shading-value="0"/>
    </style:style>
    <style:style style:name="T32" style:family="text">
      <style:text-properties style:text-underline-style="solid" style:text-underline-width="auto" style:text-underline-color="font-color" officeooo:rsid="001c58c4" fo:background-color="#ff860d" loext:char-shading-value="0"/>
    </style:style>
    <style:style style:name="T33" style:family="text">
      <style:text-properties style:text-underline-style="solid" style:text-underline-width="auto" style:text-underline-color="font-color" officeooo:rsid="001dd721" fo:background-color="#ff860d" loext:char-shading-value="0"/>
    </style:style>
    <style:style style:name="T34" style:family="text">
      <style:text-properties style:text-underline-style="solid" style:text-underline-width="auto" style:text-underline-color="font-color" officeooo:rsid="0020ad70" fo:background-color="#ff860d" loext:char-shading-value="0"/>
    </style:style>
    <style:style style:name="T35" style:family="text">
      <style:text-properties style:text-underline-style="solid" style:text-underline-width="auto" style:text-underline-color="font-color" fo:background-color="#81d41a" loext:char-shading-value="0"/>
    </style:style>
    <style:style style:name="T36" style:family="text">
      <style:text-properties style:text-underline-style="solid" style:text-underline-width="auto" style:text-underline-color="font-color" officeooo:rsid="001ec555" fo:background-color="#81d41a" loext:char-shading-value="0"/>
    </style:style>
    <style:style style:name="T37" style:family="text">
      <style:text-properties style:text-underline-style="solid" style:text-underline-width="auto" style:text-underline-color="font-color" officeooo:rsid="001be824" fo:background-color="#81d41a" loext:char-shading-value="0"/>
    </style:style>
    <style:style style:name="T38" style:family="text">
      <style:text-properties style:text-underline-style="solid" style:text-underline-width="auto" style:text-underline-color="font-color" officeooo:rsid="000eb91c" fo:background-color="#81d41a" loext:char-shading-value="0"/>
    </style:style>
    <style:style style:name="T39" style:family="text">
      <style:text-properties style:text-underline-style="solid" style:text-underline-width="auto" style:text-underline-color="font-color" officeooo:rsid="001c58c4" fo:background-color="#81d41a" loext:char-shading-value="0"/>
    </style:style>
    <style:style style:name="T40" style:family="text">
      <style:text-properties style:text-underline-style="solid" style:text-underline-width="auto" style:text-underline-color="font-color" officeooo:rsid="001dd721" fo:background-color="#81d41a" loext:char-shading-value="0"/>
    </style:style>
    <style:style style:name="T41" style:family="text">
      <style:text-properties style:text-underline-style="solid" style:text-underline-width="auto" style:text-underline-color="font-color" officeooo:rsid="001ec555" fo:background-color="transparent" loext:char-shading-value="0"/>
    </style:style>
    <style:style style:name="T42" style:family="text">
      <style:text-properties style:text-underline-style="solid" style:text-underline-width="auto" style:text-underline-color="font-color" officeooo:rsid="001c58c4" fo:background-color="transparent" loext:char-shading-value="0"/>
    </style:style>
    <style:style style:name="T43" style:family="text">
      <style:text-properties style:text-underline-style="solid" style:text-underline-width="auto" style:text-underline-color="font-color" officeooo:rsid="001be824" fo:background-color="transparent" loext:char-shading-value="0"/>
    </style:style>
    <style:style style:name="T44" style:family="text">
      <style:text-properties style:text-underline-style="solid" style:text-underline-width="auto" style:text-underline-color="font-color" officeooo:rsid="000eb91c" fo:background-color="transparent" loext:char-shading-value="0"/>
    </style:style>
    <style:style style:name="T45" style:family="text">
      <style:text-properties style:text-underline-style="solid" style:text-underline-width="auto" style:text-underline-color="font-color" officeooo:rsid="000eb91c"/>
    </style:style>
    <style:style style:name="T46" style:family="text">
      <style:text-properties style:text-underline-style="solid" style:text-underline-width="auto" style:text-underline-color="font-color" officeooo:rsid="001c58c4"/>
    </style:style>
    <style:style style:name="T47" style:family="text">
      <style:text-properties style:text-underline-style="solid" style:text-underline-width="auto" style:text-underline-color="font-color" officeooo:rsid="0020840d"/>
    </style:style>
    <style:style style:name="T48" style:family="text">
      <style:text-properties style:text-underline-style="none"/>
    </style:style>
    <style:style style:name="T49" style:family="text">
      <style:text-properties style:text-underline-style="none" fo:background-color="transparent" loext:char-shading-value="0"/>
    </style:style>
    <style:style style:name="T50" style:family="text">
      <style:text-properties style:text-underline-style="none" officeooo:rsid="001ec555" fo:background-color="transparent" loext:char-shading-value="0"/>
    </style:style>
    <style:style style:name="T51" style:family="text">
      <style:text-properties style:text-underline-style="none" officeooo:rsid="000eb91c" fo:background-color="transparent" loext:char-shading-value="0"/>
    </style:style>
    <style:style style:name="T52" style:family="text">
      <style:text-properties style:text-underline-style="none" officeooo:rsid="000eb91c" fo:background-color="transparent" loext:char-shading-value="0"/>
    </style:style>
    <style:style style:name="T53" style:family="text">
      <style:text-properties style:text-underline-style="none" officeooo:rsid="001f847e" fo:background-color="transparent" loext:char-shading-value="0"/>
    </style:style>
    <style:style style:name="T54" style:family="text">
      <style:text-properties style:text-underline-style="none" officeooo:rsid="0010dcd6" fo:background-color="transparent" loext:char-shading-value="0"/>
    </style:style>
    <style:style style:name="T55" style:family="text">
      <style:text-properties style:text-underline-style="none" officeooo:rsid="001530cd" fo:background-color="transparent" loext:char-shading-value="0"/>
    </style:style>
    <style:style style:name="T56" style:family="text">
      <style:text-properties style:text-underline-style="none" officeooo:rsid="0015ec06" fo:background-color="transparent" loext:char-shading-value="0"/>
    </style:style>
    <style:style style:name="T57" style:family="text">
      <style:text-properties style:text-underline-style="none" fo:background-color="transparent" loext:char-shading-value="0"/>
    </style:style>
    <style:style style:name="T58" style:family="text">
      <style:text-properties style:text-underline-style="none" officeooo:rsid="001f1b35" fo:background-color="transparent" loext:char-shading-value="0"/>
    </style:style>
    <style:style style:name="T59" style:family="text">
      <style:text-properties style:text-underline-style="none" officeooo:rsid="001f1b35" fo:background-color="transparent" loext:char-shading-value="0"/>
    </style:style>
    <style:style style:name="T60" style:family="text">
      <style:text-properties style:text-underline-style="none" officeooo:rsid="0020ad70" fo:background-color="transparent" loext:char-shading-value="0"/>
    </style:style>
    <style:style style:name="T61" style:family="text">
      <style:text-properties style:text-underline-style="none" officeooo:rsid="00234af1" fo:background-color="transparent" loext:char-shading-value="0"/>
    </style:style>
    <style:style style:name="T62" style:family="text">
      <style:text-properties style:text-underline-style="none" officeooo:rsid="001dd721" fo:background-color="transparent" loext:char-shading-value="0"/>
    </style:style>
    <style:style style:name="T63" style:family="text">
      <style:text-properties style:text-underline-style="none" officeooo:rsid="002f40f9" fo:background-color="transparent" loext:char-shading-value="0"/>
    </style:style>
    <style:style style:name="T64" style:family="text">
      <style:text-properties style:text-underline-style="none" officeooo:rsid="003b1345" fo:background-color="transparent" loext:char-shading-value="0"/>
    </style:style>
    <style:style style:name="T65" style:family="text">
      <style:text-properties style:text-underline-style="none" officeooo:rsid="003c444a" fo:background-color="transparent" loext:char-shading-value="0"/>
    </style:style>
    <style:style style:name="T66" style:family="text">
      <style:text-properties style:text-underline-style="none" officeooo:rsid="000eb91c"/>
    </style:style>
    <style:style style:name="T67" style:family="text">
      <style:text-properties fo:background-color="#ff860d" loext:char-shading-value="0"/>
    </style:style>
    <style:style style:name="T68" style:family="text">
      <style:text-properties officeooo:rsid="000eb91c"/>
    </style:style>
    <style:style style:name="T69" style:family="text">
      <style:text-properties officeooo:rsid="001dd721"/>
    </style:style>
    <style:style style:name="T70" style:family="text">
      <style:text-properties style:text-position="super 58%"/>
    </style:style>
    <style:style style:name="T71" style:family="text">
      <style:text-properties officeooo:rsid="0020840d"/>
    </style:style>
    <style:style style:name="T72" style:family="text">
      <style:text-properties officeooo:rsid="00182cc1"/>
    </style:style>
    <style:style style:name="T73" style:family="text">
      <style:text-properties officeooo:rsid="001414b2"/>
    </style:style>
    <style:style style:name="T74" style:family="text">
      <style:text-properties officeooo:rsid="00233492"/>
    </style:style>
    <style:style style:name="T75" style:family="text">
      <style:text-properties officeooo:rsid="00234af1"/>
    </style:style>
    <style:style style:name="T76" style:family="text">
      <style:text-properties officeooo:rsid="00250b9d"/>
    </style:style>
    <style:style style:name="T77" style:family="text">
      <style:text-properties officeooo:rsid="0025fb79"/>
    </style:style>
    <style:style style:name="T78" style:family="text">
      <style:text-properties officeooo:rsid="0027dfb8"/>
    </style:style>
    <style:style style:name="T79" style:family="text">
      <style:text-properties officeooo:rsid="0029db3e"/>
    </style:style>
    <style:style style:name="T80" style:family="text">
      <style:text-properties officeooo:rsid="002d91e1"/>
    </style:style>
    <style:style style:name="T81" style:family="text">
      <style:text-properties officeooo:rsid="002f40f9"/>
    </style:style>
    <style:style style:name="T82" style:family="text">
      <style:text-properties officeooo:rsid="002fc0b9"/>
    </style:style>
    <style:style style:name="T83" style:family="text">
      <style:text-properties officeooo:rsid="003155c9"/>
    </style:style>
    <style:style style:name="T84" style:family="text">
      <style:text-properties officeooo:rsid="0031fcaa"/>
    </style:style>
    <style:style style:name="T85" style:family="text">
      <style:text-properties fo:font-weight="bold" officeooo:rsid="00182cc1" style:font-weight-asian="bold" style:font-weight-complex="bold"/>
    </style:style>
    <style:style style:name="T86" style:family="text">
      <style:text-properties fo:font-weight="bold" officeooo:rsid="00234af1" style:font-weight-asian="bold" style:font-weight-complex="bold"/>
    </style:style>
    <style:style style:name="T87" style:family="text">
      <style:text-properties fo:font-weight="bold" officeooo:rsid="00233492" style:font-weight-asian="bold" style:font-weight-complex="bold"/>
    </style:style>
    <style:style style:name="T88" style:family="text">
      <style:text-properties fo:font-weight="bold" officeooo:rsid="002ba00f" style:font-weight-asian="bold" style:font-weight-complex="bold"/>
    </style:style>
    <style:style style:name="T89" style:family="text">
      <style:text-properties fo:font-weight="bold" officeooo:rsid="002fc0b9" style:font-weight-asian="bold" style:font-weight-complex="bold"/>
    </style:style>
    <style:style style:name="T90" style:family="text">
      <style:text-properties fo:font-weight="bold" officeooo:rsid="003155c9" style:font-weight-asian="bold" style:font-weight-complex="bold"/>
    </style:style>
    <style:style style:name="T91" style:family="text">
      <style:text-properties officeooo:rsid="0032db14"/>
    </style:style>
    <style:style style:name="T92" style:family="text">
      <style:text-properties officeooo:rsid="0035bade"/>
    </style:style>
    <style:style style:name="T93" style:family="text">
      <style:text-properties officeooo:rsid="003926c2"/>
    </style:style>
    <style:style style:name="T94" style:family="text">
      <style:text-properties officeooo:rsid="003c444a"/>
    </style:style>
    <style:style style:name="T95" style:family="text">
      <style:text-properties officeooo:rsid="003d4224"/>
    </style:style>
    <style:style style:name="T96" style:family="text">
      <style:text-properties officeooo:rsid="003f079e"/>
    </style:style>
    <style:style style:name="T97" style:family="text">
      <style:text-properties officeooo:rsid="003f5d1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11cm" fo:text-indent="-0.635cm" fo:margin-left="7.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46cm" fo:text-indent="-0.635cm" fo:margin-left="8.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81cm" fo:text-indent="-0.635cm" fo:margin-left="8.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16cm" fo:text-indent="-0.635cm" fo:margin-left="9.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51cm" fo:text-indent="-0.635cm" fo:margin-left="10.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86cm" fo:text-indent="-0.635cm" fo:margin-left="10.78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L’</text:span><text:span text:style-name="T1">Ingénierie logicielle repose sur l’art de concevoir des logiciels et d’améliorer la façon de les concevoir </text:span><text:span text:style-name="T3">(l’ingénieur cherche à optimiser ses processus de travail)</text:span><text:span text:style-name="T1">.</text:span></text:p>
      <text:p text:style-name="P4"><text:span text:style-name="T1">Depuis </text:span><text:span text:style-name="T3">près de 10 000 ans (c.f mégalithes de </text:span><text:a xlink:type="simple" xlink:href="https://fr.wikipedia.org/wiki/Göbekli_Tepe" text:style-name="Internet_20_link" text:visited-style-name="Visited_20_Internet_20_Link">Gobekli Tepe</text:a> <text:span text:style-name="T3">) </text:span><text:span text:style-name="T1">les très grands projets </text:span><text:span text:style-name="T3">témoignent d’un sens de l’organisation</text:span><text:span text:style-name="T1">, d’abord </text:span><text:span text:style-name="T3">pour la </text:span><text:span text:style-name="T1">construction des bâtiments et des navires (voir les découvertes de 201</text:span><text:span text:style-name="T3">3</text:span><text:span text:style-name="T1"> de l’équipe de </text:span><text:a xlink:type="simple" xlink:href="https://fr.wikipedia.org/wiki/Pierre_Tallet" text:style-name="Internet_20_link" text:visited-style-name="Visited_20_Internet_20_Link">Pierre Tallet</text:a> <text:span text:style-name="T3">décrite dans</text:span> « Les papyrus de la Mer Rouge <text:span text:style-name="T2">I</text:span>, le journal de Merer (papyrus Jarf A et B) » <text:span text:style-name="T1">), </text:span><text:span text:style-name="T3">et maintenant pour les œuvres immatérielles comme les films ou les logiciels . Ces activités </text:span><text:span text:style-name="T1">souligne</text:span><text:span text:style-name="T3">nt</text:span><text:span text:style-name="T1"> ce que l’on sait depuis fort longtemps : </text:span></text:p>
      <text:p text:style-name="P2">Il n’y a pas de grand projet sans <text:span text:style-name="T3">une </text:span>organisation rigoureuse <text:span text:style-name="T3">des processus et </text:span>des équipes.</text:p>
      <text:p text:style-name="P2"/>
      <text:p text:style-name="P3">Pourtant une majorité des projets informatiques sont en échec <text:span text:style-name="T3">à savoir que </text:span>soit les budgets sont dépassés, soit <text:span text:style-name="T3">ce sont </text:span>les délais, <text:span text:style-name="T3">et très </text:span>souvent les deux.</text:p>
      <text:p text:style-name="P3">L’une des première<text:span text:style-name="T3">s</text:span> cause<text:span text:style-name="T3">s</text:span> e<text:span text:style-name="T3">s</text:span>t la mauvaise compréhension du besoin.</text:p>
      <text:p text:style-name="P3">Le « client » vient avec une envie <text:span text:style-name="T3">et il est du devoir de l’ingénieur de détecter le besoin pour d’abord satisfaire celui-ci.</text:span></text:p>
      <text:p text:style-name="P19">On peut illustrer cette obligation par la métaphore suivante :</text:p>
      <text:p text:style-name="P5"><text:span text:style-name="T3">Une personne rentre dans un</text:span><text:span text:style-name="T1">e concession automobile, </text:span><text:span text:style-name="T3">le commercial qui l’aborde lui demande s’il a besoin d’une information. La personne perçue comme un prospect aux yeux du commercial annonce qu’il souhaiterait s’offrir la dernière sportive de la marque. Il énonce ici une envie. Le commercial lui demande alors de lui décrire l’usage qu’il en fera, et </text:span><text:span text:style-name="T4">lui fait formuler différents scénarios. E</text:span><text:span text:style-name="T3">n l’interrogeant, il </text:span><text:span text:style-name="T4">arrive à détermine son besoin, qui dans cet exemple sont de se transporter de chez lui à son travail lors des heures de pointe et de temps à autre de sortir le weekend à la plage avec sa famille de deux enfants, d’ailleurs sa femme prendra le véhicule au moins trois fois par semaine, car ils n’auront qu’une voiture. Après avoir sollicité habilement son prospect, le </text:span><text:span text:style-name="T5">commercial </text:span><text:span text:style-name="T4">dirige </text:span><text:span text:style-name="T5">son presque client</text:span><text:span text:style-name="T4"> vers une familiale hybride, automatique et élégante de façon à satisfaire le besoin et ménager l’envie. </text:span><text:span text:style-name="T5">Il y gagne un client qui reviendra, car celui-ci aura l’impression d’avoir été écouté, puisque son besoin aura été satisfait tout autant que son envie. Si le commercial n’avait su identifier le besoin, la vente se serait conclue, mais peu de temps après le client aurait été insatisfait et ne serait jamais revenu.</text:span></text:p>
      <text:p text:style-name="P5"/>
      <text:p text:style-name="P5"><text:span text:style-name="T6">I</text:span><text:span text:style-name="T5">l est du rôle de l’ingénieur d’interroger ses clients pour trouver le besoin derrière l’envie, mais également de rapidement comprendre le contexte </text:span><text:span text:style-name="T6">et</text:span><text:span text:style-name="T5"> pour </text:span><text:span text:style-name="T6">cela d’</text:span><text:span text:style-name="T5">interroger </text:span><text:span text:style-name="T6">un échantillon représentatif des différents rôles tenus par</text:span><text:span text:style-name="T5"> les futur</text:span><text:span text:style-name="T6">s</text:span><text:span text:style-name="T5"> utilisateurs, car comme dans le film « </text:span><text:a xlink:type="simple" xlink:href="https://fr.wikipedia.org/wiki/Répétition_d%27orchestre" text:style-name="Internet_20_link" text:visited-style-name="Visited_20_Internet_20_Link"><text:span text:style-name="T5">Répétition d’orchestre</text:span></text:a><text:span text:style-name="T5"> » de Fellini, chaque protagoniste ne voit que son travail et n’a pas la vu</text:span><text:span text:style-name="T6">e</text:span><text:span text:style-name="T5"> d’ensemble permettant de comprendre le processus que viendra aider le logiciel développé.</text:span></text:p>
      <text:p text:style-name="P5"/>
      <text:p text:style-name="P10"><text:a xlink:type="simple" xlink:href="https://hal.inria.fr/inria-00098954/" text:style-name="Internet_20_link" text:visited-style-name="Visited_20_Internet_20_Link">L’élicitation</text:a> des besoins est l’art de faire dire au client toutes les informations nécessaires au projet.</text:p>
      <text:p text:style-name="P10"/>
      <text:h text:style-name="P17" text:outline-level="1">Projet exemple</text:h>
      <text:p text:style-name="P6">L'association CultureDiffusion souhaite réaliser une bibliothèque numérique à gestion décentralisée.</text:p>
      <text:p text:style-name="P6">Le principe est de permettre à chaque membre de numériser les œuvres et aux bibliothécaires de les proposer à l'emprunt selon deux modalités.</text:p>
      <text:p text:style-name="P6">Toutes les œuvres du domaine public sont accessibles gratuitement, toutes les œuvres sous droits sont proposées en location pour une période de 2 semaines.</text:p>
      <text:p text:style-name="P6">Lorsqu'une œuvre passe dans le domaine public, elle devient accessible gratuitement et est diffusée aux membres ayant accordé à l'application suffisamment d'espace disque.</text:p>
      <text:p text:style-name="P6">Chaque membre de la bibliothèque peut emprunter ou louer une œuvre.</text:p>
      <text:p text:style-name="P6">Chaque membre peut proposer une œuvre et ainsi enrichir la bibliothèque.</text:p>
      <text:p text:style-name="P6">Chaque œuvre est constituée d'un fichier contenant l'œuvre et d'un fichier au format json contenant les informations sur l'œuvre.</text:p>
      <text:p text:style-name="P6">L'application bibliothèque possède un index des œuvres qui est mis à jour à chaque ajout ou suppression d'œuvre.</text:p>
      <text:p text:style-name="P6">L'application possède quatre rubriques proposées sous forme de répertoires.</text:p>
      <text:p text:style-name="P6">Un répertoire "fond_commun" avec une partie des œuvres libres de droits de l'association.</text:p>
      <text:p text:style-name="P6">Un répertoire "emprunts" avec les œuvres sous droit empruntées par le membre qui sont chiffrées avec sa clé.</text:p>
      <text:p text:style-name="P6">Un répertoire "séquestre" avec une partie des œuvres sous droit gérée par l'association, tous les fichiers y sont chiffrés, l'index n'y est pas accessible de façon directe.</text:p>
      <text:p text:style-name="P6">Un répertoire "à modérer" avec les œuvres que le membre a proposées.</text:p>
      <text:p text:style-name="P6">Lorsqu'une œuvre est proposée par un membre, elle est soumise à modération.</text:p>
      <text:p text:style-name="P6">Les bibliothécaires voient les œuvres soumises, vérifient et complètent les données telles que les auteurs, éditeur, langue, pays d'origine, date de publication, droits, catégorie de l'œuvre, format du support, puis ils décident du statut de l'œuvre et donc si elle est dans le domaine public ou non, ou si elle est rejetée.</text:p>
      <text:p text:style-name="P6">Selon le statut de l'œuvre modérée, l'application range dans la bonne rubrique et gère les droits d'accès.</text:p>
      <text:p text:style-name="P6">Si l'œuvre est dans le domaine public il peut y en avoir autant de copie qu'il y a de membre.</text:p>
      <text:p text:style-name="P6">Si l'œuvre est protégée alors il ne peut y avoir que 3 fois plus de copies que de licence d'exploitation, et chaque œuvre est chiffrée par une clé différente ayant une date de validité.</text:p>
      <text:p text:style-name="P6">À la fin de la validité d'un emprunt, l'application bibliothèque supprime automatiquement l'œuvre du répertoire du membre.</text:p>
      <text:p text:style-name="P6">Les œuvres sont classées selon les types et sous-types suivants :</text:p>
      <text:p text:style-name="P6">Article</text:p>
      <text:p text:style-name="P6">Livre :</text:p>
      <text:p text:style-name="P6"><text:s text:c="4"/>BD</text:p>
      <text:p text:style-name="P6"><text:s text:c="4"/>Enfants</text:p>
      <text:p text:style-name="P6"><text:s text:c="4"/>Romans</text:p>
      <text:p text:style-name="P6"><text:s text:c="4"/>Livre technique</text:p>
      <text:p text:style-name="P6"><text:s text:c="4"/>Education</text:p>
      <text:p text:style-name="P6"><text:s text:c="4"/>Loisir</text:p>
      <text:p text:style-name="P6"><text:s text:c="4"/>Culture</text:p>
      <text:p text:style-name="P6"><text:s text:c="4"/>Sante</text:p>
      <text:p text:style-name="P6"><text:s text:c="4"/>etc</text:p>
      <text:p text:style-name="P6">Musique :</text:p>
      <text:p text:style-name="P6"><text:s text:c="4"/>Classique</text:p>
      <text:p text:style-name="P6"><text:s text:c="4"/>Jazz/Funk/Soul</text:p>
      <text:p text:style-name="P6"><text:s text:c="4"/>Pop</text:p>
      <text:p text:style-name="P6"><text:s text:c="4"/>Metal</text:p>
      <text:p text:style-name="P6"><text:soft-page-break/><text:s text:c="4"/>etc</text:p>
      <text:p text:style-name="P6">Vidéos :</text:p>
      <text:p text:style-name="P6"><text:s text:c="4"/>SF</text:p>
      <text:p text:style-name="P6"><text:s text:c="4"/>Histoire</text:p>
      <text:p text:style-name="P6"><text:s text:c="4"/>Série</text:p>
      <text:p text:style-name="P6"><text:s text:c="4"/>Documentaire</text:p>
      <text:p text:style-name="P6"><text:s text:c="4"/>etc</text:p>
      <text:p text:style-name="P6"/>
      <text:p text:style-name="P6">Certaines <text:span text:style-name="T7">œuvres</text:span> appartiennent à plusieurs catégories en même temps.</text:p>
      <text:p text:style-name="P6"/>
      <text:p text:style-name="P6">On utilisera PlantUML.</text:p>
      <text:p text:style-name="P6">Réalisez le glossaire.</text:p>
      <text:p text:style-name="P6">Réalisez le diagramme de cas d'utilisations.</text:p>
      <text:p text:style-name="P6">Listez les scénarios de l'application, ajouter ceux fondamentaux n'apparaissant pas dans le cahier des charges.</text:p>
      <text:p text:style-name="P6">Triez les scénarios par ordre d'importance.</text:p>
      <text:p text:style-name="P6">Réalisez les 4 diagrammes de séquence système les plus importants.</text:p>
      <text:p text:style-name="P6">Réalisez les 5 diagrammes de classes des scénarios les plus importants.</text:p>
      <text:p text:style-name="P6">Faites un choix d'architecture et justifiez le.</text:p>
      <text:p text:style-name="P6">Quels design pattern utilisez vous et pourquoi ?</text:p>
      <text:p text:style-name="P6">Réalisez le diagramme de classe détaillant les associations et leur cardinalité.</text:p>
      <text:p text:style-name="P6"/>
      <text:p text:style-name="P6"/>
      <text:h text:style-name="P18" text:outline-level="2">Repérage des mots clés</text:h>
      <text:h text:style-name="Heading_20_3" text:outline-level="3">Légende des couleurs</text:h>
      <text:p text:style-name="P11"><text:span text:style-name="T8">Concept</text:span><text:span text:style-name="T9"> : Mot portant une signification pour le projet ;</text:span></text:p>
      <text:p text:style-name="P12">Nom propre<text:span text:style-name="T9"> : </text:span><text:span text:style-name="T10">Identifiant unique d’une chose ou d’une personne ;</text:span></text:p>
      <text:p text:style-name="P13">Action<text:span text:style-name="T9"> : </text:span><text:span text:style-name="T10">transformation de l’état ;</text:span></text:p>
      <text:p text:style-name="P14">Propriété<text:span text:style-name="T9"> : </text:span><text:span text:style-name="T10">qualité, durée etc.</text:span></text:p>
      <text:h text:style-name="Heading_20_3" text:outline-level="3">Repérage</text:h>
      <text:p text:style-name="P20"/>
      <text:p text:style-name="P7"><text:span text:style-name="T12">L'association</text:span> <text:span text:style-name="T24">CultureDiffusion</text:span> souhaite réaliser une <text:span text:style-name="T12">bibliothèque numérique</text:span> à <text:span text:style-name="T28">gestion d</text:span><text:span text:style-name="T26">écentralisée</text:span>.</text:p>
      <text:p text:style-name="P7">Le principe est de permettre à chaque <text:span text:style-name="T12">membre</text:span> de <text:span text:style-name="T35">numériser</text:span> les <text:span text:style-name="T12">œuvres</text:span> et aux <text:span text:style-name="T13">bibliothécaires</text:span> de les <text:span text:style-name="T35">proposer à l'</text:span><text:span text:style-name="T12">emprunt</text:span> selon deux modalités :</text:p>
      <text:p text:style-name="P7">Toutes les <text:span text:style-name="T12">œuvres du domaine public</text:span> sont <text:span text:style-name="T26">accessibles gratuitement</text:span>, toutes les <text:span text:style-name="T12">œuvres sous droits</text:span> sont proposées en <text:span text:style-name="T13">loca</text:span><text:span text:style-name="T26">tion</text:span> pour une période de <text:span text:style-name="T26">2 semaines</text:span>.</text:p>
      <text:p text:style-name="P7">Lorsqu'une œuvre <text:span text:style-name="T35">passe dans le domaine public</text:span>, elle devient <text:span text:style-name="T26">accessible gratuitement</text:span> et <text:span text:style-name="T26">est diffusée aux membres</text:span> <text:span text:style-name="T35">ayant accordé</text:span> à <text:span text:style-name="T13">l'application</text:span> <text:span text:style-name="T26">suffisamment d'espace disque</text:span>.</text:p>
      <text:p text:style-name="P7">Chaque <text:span text:style-name="T11">membre</text:span> de la <text:span text:style-name="T11">bibliothèque</text:span> peut <text:span text:style-name="T35">emprunter</text:span> ou <text:span text:style-name="T35">louer</text:span> une <text:span text:style-name="T11">œuvre</text:span>.</text:p>
      <text:p text:style-name="P7">Chaque <text:span text:style-name="T11">membre</text:span> peut <text:span text:style-name="T11">proposer</text:span> une œuvre et ainsi <text:span text:style-name="T35">enrichir</text:span> la <text:span text:style-name="T11">bibliothèque</text:span>.</text:p>
      <text:p text:style-name="P7">Chaque <text:span text:style-name="T11">œuvre</text:span> est constituée d'un <text:span text:style-name="T12">fichier</text:span> contenant l'œuvre et d'un fichier au <text:span text:style-name="T26">format json</text:span> contenant <text:span text:style-name="T26">les informations sur l'œuvre</text:span>.</text:p>
      <text:p text:style-name="P7">L'application bibliothèque possède un <text:span text:style-name="T12">index</text:span> des œuvres qui est <text:span text:style-name="T26">mis à jour</text:span> à chaque <text:span text:style-name="T35">ajout</text:span> ou <text:span text:style-name="T35">suppression</text:span> d'œuvre.</text:p>
      <text:p text:style-name="P7">L'application possède quatre <text:span text:style-name="T12">rubriques</text:span> proposées sous forme de <text:span text:style-name="T12">répertoires</text:span>.</text:p>
      <text:p text:style-name="P7">Un répertoire "<text:span text:style-name="T12">fond_commun</text:span>" avec une partie des œuvres <text:span text:style-name="T26">libres de droits</text:span> de <text:span text:style-name="T11">l'association</text:span>.</text:p>
      <text:p text:style-name="P7">Un répertoire "<text:span text:style-name="T11">emprunts</text:span>" avec les <text:span text:style-name="T11">œuvres</text:span> sous droit empruntées par le <text:span text:style-name="T11">membre</text:span> qui sont <text:span text:style-name="T26">chiffrées</text:span> avec sa <text:span text:style-name="T12">clé</text:span>.</text:p>
      <text:p text:style-name="P7">Un <text:span text:style-name="T12">répertoire "séquestre"</text:span> avec une partie des <text:span text:style-name="T11">œuvres</text:span> sous <text:span text:style-name="T11">droit</text:span> gérée par <text:span text:style-name="T11">l'association</text:span>, <text:span text:style-name="T26">tous les fichiers y sont chiffrés</text:span>, <text:span text:style-name="T11">l</text:span><text:span text:style-name="T12">'index</text:span> n'y est pas <text:span text:style-name="T11">accessible de façon directe</text:span>.</text:p>
      <text:p text:style-name="P7">Un <text:span text:style-name="T12">répertoire "à modérer" </text:span>avec les <text:span text:style-name="T11">œuvres</text:span> que le <text:span text:style-name="T11">membre</text:span> a <text:span text:style-name="T11">proposées</text:span>.</text:p>
      <text:p text:style-name="P7">Lorsqu'une <text:span text:style-name="T11">œuvre</text:span> est <text:span text:style-name="T11">proposée</text:span> par un membre, elle est <text:span text:style-name="T35">soumise à modération</text:span>.</text:p>
      <text:p text:style-name="P7">Les <text:span text:style-name="T11">bibliothécaires</text:span> <text:span text:style-name="T35">voient les œuvres soumises</text:span>, vérifient et complètent les <text:span text:style-name="T12">données</text:span> telles que les <text:span text:style-name="T26">auteurs</text:span>, <text:span text:style-name="T26">éditeur</text:span>, <text:span text:style-name="T26">langue</text:span>, <text:span text:style-name="T26">pays d'origine</text:span>, <text:span text:style-name="T26">date de publication</text:span><text:span text:style-name="T48">, </text:span><text:span text:style-name="T26">droits</text:span><text:span text:style-name="T48">, </text:span><text:span text:style-name="T26">catégorie de l'œuvre</text:span><text:span text:style-name="T48">, </text:span><text:span text:style-name="T26">format du support</text:span>, puis ils décident du <text:span text:style-name="T12">statut de l'œuvre</text:span> et donc si elle est dans le domaine public ou non, ou si elle est <text:span text:style-name="T26">rejetée</text:span>.</text:p>
      <text:p text:style-name="P7">Selon le statut de l'<text:span text:style-name="T11">œuvre modérée</text:span>, l'application <text:span text:style-name="T35">range</text:span> dans la bonne <text:span text:style-name="T12">rubrique</text:span> et <text:span text:style-name="T35">gère</text:span> les <text:span text:style-name="T12">droits d'accès</text:span>.</text:p>
      <text:p text:style-name="P7">Si l'<text:span text:style-name="T11">œuvre</text:span> est dans le <text:span text:style-name="T11">domaine public</text:span> il peut y en avoir autant de <text:span text:style-name="T12">copie</text:span> qu'il y a de membre.</text:p>
      <text:p text:style-name="P7">Si l'<text:span text:style-name="T11">œuvre</text:span> est <text:span text:style-name="T26">protégée</text:span> alors il ne peut y avoir que <text:span text:style-name="T26">3 fois plus de copies</text:span> que de <text:span text:style-name="T11">licence d'exploitation</text:span>, et chaque œuvre est <text:span text:style-name="T26">chiffrée</text:span> par une <text:span text:style-name="T11">clé différente</text:span> ayant une <text:span text:style-name="T26">date de validité</text:span>.</text:p>
      <text:p text:style-name="P7">À la <text:span text:style-name="T11">fin de la validité d'un emprunt</text:span>, l'application bibliothèque supprime automatiquement l'œuvre du répertoire du membre.</text:p>
      <text:p text:style-name="P7">Les œuvres sont classées selon les types et sous-types suivants :</text:p>
      <text:p text:style-name="P7">Article</text:p>
      <text:p text:style-name="P7">Livre :</text:p>
      <text:p text:style-name="P7"><text:s text:c="4"/>BD</text:p>
      <text:p text:style-name="P7"><text:s text:c="4"/>Enfants</text:p>
      <text:p text:style-name="P7"><text:s text:c="4"/>Romans</text:p>
      <text:p text:style-name="P7"><text:s text:c="4"/>Livre technique</text:p>
      <text:p text:style-name="P7"><text:s text:c="4"/>Education</text:p>
      <text:p text:style-name="P7"><text:s text:c="4"/>Loisir</text:p>
      <text:p text:style-name="P7"><text:soft-page-break/><text:s text:c="4"/>Culture</text:p>
      <text:p text:style-name="P7"><text:s text:c="4"/>Sante</text:p>
      <text:p text:style-name="P7"><text:s text:c="4"/>etc</text:p>
      <text:p text:style-name="P7">Musique :</text:p>
      <text:p text:style-name="P7"><text:s text:c="4"/>Classique</text:p>
      <text:p text:style-name="P7"><text:s text:c="4"/>Jazz/Funk/Soul</text:p>
      <text:p text:style-name="P7"><text:s text:c="4"/>Pop</text:p>
      <text:p text:style-name="P7"><text:s text:c="4"/>Metal</text:p>
      <text:p text:style-name="P7"><text:s text:c="4"/>etc</text:p>
      <text:p text:style-name="P7">Vidéos :</text:p>
      <text:p text:style-name="P7"><text:s text:c="4"/>SF</text:p>
      <text:p text:style-name="P7"><text:s text:c="4"/>Histoire</text:p>
      <text:p text:style-name="P7"><text:s text:c="4"/>Série</text:p>
      <text:p text:style-name="P7"><text:s text:c="4"/>Documentaire</text:p>
      <text:p text:style-name="P7"><text:s text:c="4"/>etc</text:p>
      <text:p text:style-name="P7"/>
      <text:p text:style-name="P7">Certaines <text:span text:style-name="T7">œuvres</text:span> appartiennent à plusieurs catégories en même temps.</text:p>
      <text:p text:style-name="P7"/>
      <text:h text:style-name="P18" text:outline-level="2">Glossaire</text:h>
      <text:p text:style-name="P15"/>
      <text:p text:style-name="P33">1<text:span text:style-name="T70">er</text:span> étape identifier les concepts, mots clés et phrases clés et créer une entrée dans un tableau ;</text:p>
      <text:p text:style-name="P33">2me étape trouver une définitions pour chaque entrées créée ;</text:p>
      <text:p text:style-name="P33">3me étape classer les entrées alphabétiquement.</text:p>
      <text:p text:style-name="P33"/>
      <text:p text:style-name="P33">Exemple à l’étape deux nous avons :</text:p>
      <text:p text:style-name="P15"/>
      <text:p text:style-name="P16"><text:span text:style-name="T16">A</text:span><text:span text:style-name="T14">ssociation</text:span><text:span text:style-name="T51"> :</text:span><text:span text:style-name="T50">Personne morale au sens loi 1901.</text:span></text:p>
      <text:p text:style-name="P8"><text:span text:style-name="T25">CultureDiffusion</text:span><text:span text:style-name="T50">:Nom de l’application.</text:span></text:p>
      <text:p text:style-name="P8"><text:span text:style-name="T16">Bibliothèque numérique</text:span><text:span text:style-name="T50"> : Application informatique qui fonctionne métaphoriquement comme une bibliothèque/médiathèque physique.</text:span></text:p>
      <text:p text:style-name="P8"><text:span text:style-name="T29">Gestion décentralisée</text:span><text:span text:style-name="T50"> : Les administrateurs ainsi que les bibliothécaires accèdes à l’application depuis des lieux et des moments différents, en plus après discussion avec le client, celui-ci veut que les œuvres numériques soient stockées sur les terminaux des membres et seulement sauvegardées sur un serveur du client ainsi il souhaite utiliser des protocoles de partage pair à pair et de contrôle de version.</text:span></text:p>
      <text:p text:style-name="P8"><text:span text:style-name="T12">Membre</text:span><text:span text:style-name="T49"> : </text:span><text:span text:style-name="T53">Toute personne ayant un compte sur l’application.</text:span></text:p>
      <text:p text:style-name="P8"><text:span text:style-name="T36">N</text:span><text:span text:style-name="T35">umériser</text:span><text:span text:style-name="T49"> : </text:span><text:span text:style-name="T53">Consiste à créer ne projection de l’œuvre dans un fichier, par exemple à scanner un livre.</text:span></text:p>
      <text:p text:style-name="P8"><text:span text:style-name="T16">Œ</text:span><text:span text:style-name="T12">uvres</text:span><text:span text:style-name="T49"> : </text:span><text:span text:style-name="T53">Création ou réalisation humaine ayant généralement un intérêt artistique .</text:span></text:p>
      <text:p text:style-name="P8"><text:span text:style-name="T16">B</text:span><text:span text:style-name="T13">ibliothécaires</text:span><text:span text:style-name="T54"> : </text:span><text:span text:style-name="T53">Membre de l’application en charge de classer les œuvres et de vérifier leur nature.</text:span></text:p>
      <text:p text:style-name="P8"><text:span text:style-name="T36">P</text:span><text:span text:style-name="T35">roposer à l'</text:span><text:span text:style-name="T12">emprunt</text:span><text:span text:style-name="T49"> : </text:span><text:span text:style-name="T55">Action des bibliothécaires permettant de partager les œuvres.</text:span></text:p>
      <text:p text:style-name="P16"><text:span text:style-name="T17">Œ</text:span><text:span text:style-name="T14">uvres du domaine public </text:span><text:span text:style-name="T51">: </text:span><text:span text:style-name="T55">Création ou réalisation dont les droits moraux permettent leur usage par tous gratuitement généralement par ce que l’auteur est mort depuis plus de 70 ans.</text:span></text:p>
      <text:p text:style-name="P16"><text:span text:style-name="T30">A</text:span><text:span text:style-name="T27">ccessibles gratuitement</text:span><text:span text:style-name="T51"> : </text:span><text:span text:style-name="T56">L’accès à l’œuvre est permis au membre sans contrepartie financière.</text:span></text:p>
      <text:p text:style-name="P16"><text:span text:style-name="T19">Œ</text:span><text:span text:style-name="T14">uvres sous droits</text:span><text:span text:style-name="T51">: </text:span><text:span text:style-name="T58">œuvres pour lesquelles ils existent encore des ayant droits et qui imposent de respecter des règles strictes de mise à disposition.</text:span></text:p>
      <text:p text:style-name="P16"><text:span text:style-name="T22">L</text:span><text:span text:style-name="T13">oca</text:span><text:span text:style-name="T27">tion </text:span><text:span text:style-name="T33">d’une œuvre</text:span></text:p>
      <text:p text:style-name="P21"><text:span text:style-name="T69">Délai de deux</text:span> semaines <text:span text:style-name="T69">de location</text:span><text:span text:style-name="T62"> : </text:span><text:span text:style-name="T63">Contrainte sur la durée d’utilisation d’une œuvre</text:span></text:p>
      <text:p text:style-name="P24"><text:span text:style-name="T69">Œuvre </text:span>pass<text:span text:style-name="T69">ant</text:span> dans le domaine public</text:p>
      <text:p text:style-name="P16"><text:span text:style-name="T33">Œuvre a</text:span><text:span text:style-name="T27">ccessible gratuitement</text:span></text:p>
      <text:p text:style-name="P21"><text:span text:style-name="T69">Œuvre d</text:span>iffusée aux membres</text:p>
      <text:p text:style-name="P24"><text:span text:style-name="T69">Membre </text:span>accord<text:span text:style-name="T69">ant de l’espace disque au partage</text:span></text:p>
      <text:p text:style-name="P16"><text:span text:style-name="T22">A</text:span><text:span text:style-name="T13">pplication</text:span></text:p>
      <text:p text:style-name="P16"><text:span text:style-name="T33">Teste et validation de</text:span><text:span text:style-name="T27"> </text:span><text:span text:style-name="T33">l</text:span><text:span text:style-name="T27">'espace disque</text:span></text:p>
      <text:p text:style-name="P16"><text:span text:style-name="T40">E</text:span><text:span text:style-name="T38">mprunter </text:span><text:span text:style-name="T40">une œuvre libre de droits</text:span></text:p>
      <text:p text:style-name="P34"><text:span text:style-name="T35">Œuvre Libre de droits</text:span><text:span text:style-name="T57"> : </text:span><text:span text:style-name="T59">synonyme de « </text:span><text:span text:style-name="T18">Œ</text:span><text:span text:style-name="T15">uvres du domaine public »</text:span><text:span text:style-name="T52">,</text:span></text:p>
      <text:p text:style-name="P34"><text:span text:style-name="T59">Œuvre orpheline : œuvre sous droits mais dont on ne connaît pas l’auter</text:span></text:p>
      <text:p text:style-name="P34"><text:span text:style-name="T59">Œuvre sous « creative common » : certaine permettent le partage d’autre non selon la licence.</text:span></text:p>
      <text:p text:style-name="P24"><text:span text:style-name="T69">L</text:span>ouer <text:span text:style-name="T69">une œuvre sous droits</text:span></text:p>
      <text:p text:style-name="P9"><text:span text:style-name="T40">E</text:span><text:span text:style-name="T36">nrichir</text:span><text:span text:style-name="T50"> la </text:span><text:span text:style-name="T41">bibliothèque</text:span><text:span text:style-name="T50">.</text:span></text:p>
      <text:p text:style-name="P27">Fichier</text:p>
      <text:p text:style-name="P22"><text:span text:style-name="T69">F</text:span>ormat json</text:p>
      <text:p text:style-name="P35"><text:span text:style-name="T33">I</text:span><text:span text:style-name="T27">nformations sur </text:span><text:span text:style-name="T33">une </text:span><text:span text:style-name="T27">œuvre</text:span></text:p>
      <text:p text:style-name="P35"><text:span text:style-name="T22">I</text:span><text:span text:style-name="T14">ndex</text:span></text:p>
      <text:p text:style-name="P22"><text:span text:style-name="T69">Index </text:span>mis à jour</text:p>
      <text:p text:style-name="P26">Mise à jour de l’index</text:p>
      <text:p text:style-name="P35"><text:span text:style-name="T40">A</text:span><text:span text:style-name="T38">jout </text:span><text:span text:style-name="T40">d’une œuvre</text:span></text:p>
      <text:p text:style-name="P25"><text:span text:style-name="T69">S</text:span>uppression <text:span text:style-name="T69">d’une œuvre</text:span></text:p>
      <text:p text:style-name="P35"><text:span text:style-name="T22">R</text:span><text:span text:style-name="T14">ubriques</text:span></text:p>
      <text:p text:style-name="P35"><text:soft-page-break/><text:span text:style-name="T23">R</text:span><text:span text:style-name="T14">épertoires</text:span></text:p>
      <text:p text:style-name="P27"><text:span text:style-name="T71">F</text:span>ond_commun</text:p>
      <text:p text:style-name="P23"><text:span text:style-name="T71">Fichier </text:span>chiffré</text:p>
      <text:p text:style-name="P35"><text:span text:style-name="T23">C</text:span><text:span text:style-name="T16">lé</text:span></text:p>
      <text:p text:style-name="P30"><text:span text:style-name="T20">Ré</text:span><text:span text:style-name="T14">pertoire "séquestre"</text:span></text:p>
      <text:p text:style-name="P30"><text:span text:style-name="T31">F</text:span><text:span text:style-name="T27">ichiers chiffrés</text:span></text:p>
      <text:p text:style-name="P30"><text:span text:style-name="T20">I</text:span><text:span text:style-name="T14">ndex</text:span></text:p>
      <text:p text:style-name="P30"><text:span text:style-name="T47">A</text:span><text:span text:style-name="T45">ccessible de façon directe</text:span></text:p>
      <text:p text:style-name="P29"><text:span text:style-name="T20">R</text:span><text:span text:style-name="T12">épertoire "à modérer" </text:span></text:p>
      <text:p text:style-name="P29"><text:span text:style-name="T37">S</text:span><text:span text:style-name="T35">oumise à modération</text:span></text:p>
      <text:p text:style-name="P30"><text:span text:style-name="T37">V</text:span><text:span text:style-name="T38">oi</text:span><text:span text:style-name="T37">r</text:span><text:span text:style-name="T38">e les œuvres soumises</text:span></text:p>
      <text:p text:style-name="P30"><text:span text:style-name="T20">D</text:span><text:span text:style-name="T14">onnées :</text:span></text:p>
      <text:p text:style-name="P30"><text:span text:style-name="T52"><text:tab/></text:span><text:span text:style-name="T31">A</text:span><text:span text:style-name="T27">uteurs</text:span><text:span text:style-name="T52"> : </text:span><text:span text:style-name="T68">,</text:span></text:p>
      <text:p text:style-name="P30"><text:span text:style-name="T68"><text:tab/></text:span><text:span text:style-name="T27">éditeur</text:span><text:span text:style-name="T52"> : </text:span><text:span text:style-name="T68">,</text:span></text:p>
      <text:p text:style-name="P30"><text:span text:style-name="T68"><text:tab/></text:span><text:span text:style-name="T27">langue</text:span><text:span text:style-name="T52"> : </text:span><text:span text:style-name="T68">,</text:span></text:p>
      <text:p text:style-name="P30"><text:span text:style-name="T68"><text:tab/></text:span><text:span text:style-name="T27">pays d'origine</text:span><text:span text:style-name="T52"> : </text:span><text:span text:style-name="T68">,</text:span></text:p>
      <text:p text:style-name="P30"><text:span text:style-name="T68"><text:tab/></text:span><text:span text:style-name="T27">date de publication</text:span><text:span text:style-name="T52"> : </text:span><text:span text:style-name="T66">,</text:span></text:p>
      <text:p text:style-name="P30"><text:span text:style-name="T66"><text:tab/></text:span><text:span text:style-name="T27">droits</text:span><text:span text:style-name="T52"> : </text:span><text:span text:style-name="T66">,</text:span></text:p>
      <text:p text:style-name="P30"><text:span text:style-name="T66"><text:tab/></text:span><text:span text:style-name="T27">catégorie de l'œuvre</text:span><text:span text:style-name="T52"> : </text:span><text:span text:style-name="T66">,</text:span></text:p>
      <text:p text:style-name="P30"><text:span text:style-name="T66"><text:tab/></text:span><text:span text:style-name="T27">format du support</text:span><text:span text:style-name="T52"> : </text:span></text:p>
      <text:p text:style-name="P30"><text:span text:style-name="T20">S</text:span><text:span text:style-name="T14">tatut de l'œuvre</text:span><text:span text:style-name="T52"> : </text:span><text:span text:style-name="T61">Ensemble des informations permettant de savoir si l’œuvre est dans le domaine public ou non.</text:span></text:p>
      <text:p text:style-name="P30"><text:span text:style-name="T34">Fichier r</text:span><text:span text:style-name="T27">ejeté</text:span><text:span text:style-name="T52"> : </text:span><text:span text:style-name="T60">fichier dont le partage a été refusé par les bibliothécaires.</text:span></text:p>
      <text:p text:style-name="P30"><text:span text:style-name="T46">Œ</text:span><text:span text:style-name="T45">uvre modérée</text:span></text:p>
      <text:p text:style-name="P31"><text:span text:style-name="T39">R</text:span><text:span text:style-name="T38">ange</text:span><text:span text:style-name="T44"> </text:span><text:span text:style-name="T42">dans la bonne</text:span><text:span text:style-name="T43"> </text:span><text:span text:style-name="T14">rubrique</text:span><text:span text:style-name="T52"> : </text:span></text:p>
      <text:p text:style-name="P30"><text:span text:style-name="T39">G</text:span><text:span text:style-name="T38">ère</text:span><text:span text:style-name="T46"> les </text:span><text:span text:style-name="T45">droits d'accès</text:span></text:p>
      <text:p text:style-name="P31"><text:span text:style-name="T46">D</text:span><text:span text:style-name="T45">omaine public</text:span></text:p>
      <text:p text:style-name="P31"><text:span text:style-name="T21">C</text:span><text:span text:style-name="T14">opie</text:span><text:span text:style-name="T52"> : </text:span></text:p>
      <text:p text:style-name="P31"><text:span text:style-name="T42">Œ</text:span><text:span text:style-name="T44">uvre </text:span><text:span text:style-name="T27">protégée</text:span><text:span text:style-name="T52"> : </text:span></text:p>
      <text:p text:style-name="P28"><text:span text:style-name="T67">3 fois plus de copies</text:span><text:span text:style-name="T57"> : </text:span></text:p>
      <text:p text:style-name="P31"><text:span text:style-name="T21">L</text:span><text:span text:style-name="T14">icence d'exploitation</text:span><text:span text:style-name="T52"> : </text:span></text:p>
      <text:p text:style-name="P31"><text:span text:style-name="T32">D</text:span><text:span text:style-name="T27">ate de validité</text:span><text:span text:style-name="T52"> : </text:span></text:p>
      <text:p text:style-name="P31"><text:span text:style-name="T27"/></text:p>
      <text:h text:style-name="Heading_20_3" text:outline-level="3"><text:span text:style-name="T68">C</text:span>oncepts introduits par les scénarios :</text:h>
      <text:p text:style-name="P42">Anonyme : <text:span text:style-name="T75">Utilisateur non encore authentifié ou n’ayant pas de compte.</text:span></text:p>
      <text:p text:style-name="P42">Téléchargement de l’application :</text:p>
      <text:p text:style-name="P42">Installation de l’application :</text:p>
      <text:p text:style-name="P43">Média : Support permettant d’exécuté l’application de la bibliothèque décentralisée.</text:p>
      <text:p text:style-name="P44">Membre authentifié:Membre dont la connexion s’est faite avec Franc<text:span text:style-name="T93">e</text:span>Connect</text:p>
      <text:p text:style-name="P45"><text:span text:style-name="T68">N</text:span>uméro de transaction : Identification unique de toute opération réalisée.</text:p>
      <text:p text:style-name="P50"><text:span text:style-name="T64">Fichier </text:span><text:span text:style-name="T65">journal local</text:span><text:span text:style-name="T64"> : Fichier contenant un historique de toutes les opérations ayant été effectuées </text:span><text:span text:style-name="T65">par le membre</text:span><text:span text:style-name="T64">.</text:span></text:p>
      <text:h text:style-name="P18" text:outline-level="2">Liste des scénarios</text:h>
      <text:p text:style-name="P38"/>
      <text:p text:style-name="P39">La transcription du cahier des charges en scénario donne lieu à des échanges avec le client à la fois pour préciser les hypothèse mais également par ce qu’elle fait apparaître de nouveau concept et décrire dans le glossaire.</text:p>
      <text:p text:style-name="P39">Pour chaque scénario on donne un nom, une description, la liste des acteurs, les préconditions, puis la liste des étapes du cas nominal sous forme d’une liste de phrase au présent construite avec un sujet un verbe et un complément. On peut fournir les scénarios alternatifs et ceux d’erreurs.</text:p>
      <text:p text:style-name="P39"/>
      <text:p text:style-name="P39">Il faut détailler en premier les étapes des scénarios les plus importants.</text:p>
      <text:p text:style-name="P38"/>
      <text:h text:style-name="Heading_20_3" text:outline-level="3">Installer l’application</text:h>
      <text:p text:style-name="P37"><text:tab/><text:span text:style-name="T85">Description </text:span><text:span text:style-name="T72">: Décrit le processus d’installation de l’application sur différents médias</text:span></text:p>
      <text:p text:style-name="P37"><text:tab/><text:span text:style-name="T85">Acteurs </text:span><text:span text:style-name="T72">: L’utilisateur, </text:span><text:span text:style-name="T74">le serveur de mis à disposition de l’application.</text:span></text:p>
      <text:p text:style-name="P37"><text:tab/><text:span text:style-name="T85">Précondition </text:span><text:span text:style-name="T72">: Le téléchargement de l’application doit être possible depuis le média (ordinateur ou smartphone) <text:s/>de l’utilisateur</text:span></text:p>
      <text:p text:style-name="P37"><text:tab/><text:span text:style-name="T86">É</text:span><text:span text:style-name="T85">tapes </text:span><text:span text:style-name="T72">: </text:span><text:span text:style-name="T75">@TODO</text:span></text:p>
      <text:p text:style-name="P37"/>
      <text:h text:style-name="Heading_20_3" text:outline-level="3">Devenir Membre</text:h>
      <text:p text:style-name="P41"><text:tab/><text:span text:style-name="T85">Description </text:span><text:span text:style-name="T72">: Un </text:span><text:span text:style-name="T74">anonyme</text:span></text:p>
      <text:p text:style-name="P41"><text:tab/><text:span text:style-name="T87">Acteurs </text:span><text:span text:style-name="T74">: </text:span><text:span text:style-name="T75">un utilisateur Anonyme, </text:span><text:span text:style-name="T78">FranceConnect, les différents mandataires de FranceConnecte.</text:span></text:p>
      <text:p text:style-name="P41"><text:tab/><text:span text:style-name="T87">Prérequis </text:span><text:span text:style-name="T74">: le scénario « </text:span><text:span text:style-name="T73">Installer l’application » </text:span><text:span text:style-name="T74">a été exécuté sans erreur.</text:span></text:p>
      <text:p text:style-name="P41"><text:tab/><text:span text:style-name="T86">Étapes </text:span><text:span text:style-name="T75">:</text:span></text:p>
      <text:list xml:id="list4277362519" text:style-name="L1">
        <text:list-item>
          <text:p text:style-name="P53"><text:span text:style-name="T75">L’utilisateur anonyme lance l’application.</text:span></text:p>
        </text:list-item>
        <text:list-item>
          <text:p text:style-name="P54"><text:span text:style-name="T75">L’application détecte que s’est son premier lancement sur le média.</text:span></text:p>
        </text:list-item>
        <text:list-item>
          <text:p text:style-name="P56">L’application affiche une page d’information.</text:p>
        </text:list-item>
        <text:list-item>
          <text:p text:style-name="P54"><text:span text:style-name="T75">L’application </text:span><text:span text:style-name="T76">propose </text:span><text:span text:style-name="T75">à l’utilisateur d</text:span><text:span text:style-name="T76">e se connecter via </text:span><text:span text:style-name="T75">France</text:span><text:span text:style-name="T76">C</text:span><text:span text:style-name="T75">onnect.</text:span></text:p>
        </text:list-item>
        <text:list-item>
          <text:p text:style-name="P56">L’application propose de crée un compte ne pouvant déposer ou louer des œuvres.</text:p>
        </text:list-item>
        <text:list-item>
          <text:p text:style-name="P54"><text:span text:style-name="T75">L’utilisateur </text:span><text:span text:style-name="T76">choisit de se connecter via FranceConnect.</text:span></text:p>
        </text:list-item>
        <text:list-item>
          <text:p text:style-name="P55"><text:span text:style-name="T76">L’application </text:span><text:span text:style-name="T77">propose les différents sites d’identification.</text:span></text:p>
        </text:list-item>
        <text:list-item>
          <text:p text:style-name="P57">L’utilisateur choisit l’un des sites.</text:p>
        </text:list-item>
        <text:list-item>
          <text:p text:style-name="P57">L’utilisateur s’authentifie.</text:p>
        </text:list-item>
        <text:list-item>
          <text:p text:style-name="P58">L’application reçoit les informations de connexion.</text:p>
        </text:list-item>
        <text:list-item>
          <text:p text:style-name="P58">L’application affiche toutes les actions dont celles de dépôt.</text:p>
        </text:list-item>
      </text:list>
      <text:p text:style-name="P52"/>
      <text:p text:style-name="P51"><text:tab/><text:span text:style-name="T88">Scénario alternatif</text:span><text:span text:style-name="T75">:</text:span></text:p>
      <text:p text:style-name="P60"><text:span text:style-name="T79">6.bis<text:tab/>L’utilisateur </text:span><text:span text:style-name="T80">crée un nouvel identifiant</text:span><text:span text:style-name="T79">.</text:span></text:p>
      <text:p text:style-name="P61">7.bis<text:tab/>L’application demande le nom , prénom et date de naissance de l’utilisateur.</text:p>
      <text:p text:style-name="P61">8.bis<text:tab/>L’utilisateur saisit les informations.</text:p>
      <text:p text:style-name="P61">9.bis<text:tab/>À partir de ces informations l’application crée :</text:p>
      <text:list xml:id="list3320099483" text:style-name="L2">
        <text:list-item>
          <text:p text:style-name="P49">un identifiant unique garantissant l’anonymat,</text:p>
        </text:list-item>
        <text:list-item>
          <text:p text:style-name="P49"><text:span text:style-name="T84">une paire de clés, publique et privée, pour enregistrer les opérations qui seront fa</text:span><text:span text:style-name="T91">i</text:span><text:span text:style-name="T84">tes.</text:span></text:p>
        </text:list-item>
      </text:list>
      <text:p text:style-name="P61">10.bis<text:tab/>L’application transmet <text:span text:style-name="T84">l’identifiant et la clé publique au serveur de l’association.</text:span></text:p>
      <text:p text:style-name="P62">11.bis<text:tab/>L’application affiche la liste des œuvres dans le domaine public.</text:p>
      <text:p text:style-name="P59"/>
      <text:p text:style-name="P41"><text:tab/><text:span text:style-name="T81">Documents :</text:span></text:p>
      <text:p text:style-name="P48"><text:soft-page-break/><text:tab/><text:tab/><text:span text:style-name="T81">Page d’information affichée : </text:span><text:span text:style-name="T76"><text:s/>pour expliquer </text:span><text:span text:style-name="T77">l’objectif de l’application, ses possibilités et précise que </text:span><text:span text:style-name="T76">l’utilisateur devra utiliser un compte FranceConnect s’il veut pouvoir louer des œuvres sous droit</text:span><text:span text:style-name="T77">s</text:span><text:span text:style-name="T76"> ou déposer des œuvres.</text:span></text:p>
      <text:p text:style-name="P41"><text:tab/><text:tab/><text:tab/></text:p>
      <text:h text:style-name="Heading_20_3" text:outline-level="3">Devenir Bibliothécaire</text:h>
      <text:p text:style-name="P64"><text:tab/><text:span text:style-name="T89">Description </text:span><text:span text:style-name="T82">:</text:span></text:p>
      <text:p text:style-name="P64"><text:tab/><text:span text:style-name="T89">Acteurs </text:span><text:span text:style-name="T82">:</text:span></text:p>
      <text:p text:style-name="P64"><text:tab/><text:span text:style-name="T89">Prérequis </text:span><text:span text:style-name="T82">:</text:span></text:p>
      <text:p text:style-name="P64"><text:tab/><text:span text:style-name="T89">Étapes </text:span><text:span text:style-name="T82">:</text:span></text:p>
      <text:p text:style-name="P64"><text:tab/><text:span text:style-name="T89">Scénario</text:span><text:span text:style-name="T90">s</text:span><text:span text:style-name="T89"> al</text:span><text:span text:style-name="T90">t</text:span><text:span text:style-name="T89">ernatif</text:span><text:span text:style-name="T90">s</text:span><text:span text:style-name="T83"> :</text:span></text:p>
      <text:p text:style-name="P64"><text:tab/><text:span text:style-name="T90">Scénarios erreurs</text:span><text:span text:style-name="T83"> :</text:span></text:p>
      <text:p text:style-name="P63"><text:tab/><text:span text:style-name="T90">Données, documents, écrans</text:span><text:span text:style-name="T83"> :</text:span></text:p>
      <text:h text:style-name="Heading_20_3" text:outline-level="3">Se connecter</text:h>
      <text:p text:style-name="P47">@TODO</text:p>
      <text:p text:style-name="P47"/>
      <text:h text:style-name="Heading_20_3" text:outline-level="3">Accéder à la liste des œuvres</text:h>
      <text:p text:style-name="P46">@TODO</text:p>
      <text:p text:style-name="P37"/>
      <text:h text:style-name="Heading_20_3" text:outline-level="3">Déposer une œuvre numérisée</text:h>
      <text:p text:style-name="Text_20_body"><text:tab/><text:span text:style-name="T82">Description : </text:span><text:span text:style-name="T83">Un membre a numérisé une œuvre et souhaite la partager avec la bibliothèque pour enrichir son fond.</text:span></text:p>
      <text:p text:style-name="Text_20_body"><text:tab/><text:span text:style-name="T82">Acteurs : </text:span><text:span text:style-name="T83">Membre authentifié</text:span></text:p>
      <text:p text:style-name="Text_20_body"><text:tab/><text:span text:style-name="T82">Prérequis : </text:span><text:span text:style-name="T83">Le membre est authentifié sur l’application par FranceConnect</text:span></text:p>
      <text:p text:style-name="Text_20_body"><text:tab/><text:span text:style-name="T82">Étapes :</text:span></text:p>
      <text:list xml:id="list2117998830" text:style-name="L3">
        <text:list-item>
          <text:p text:style-name="P65"><text:span text:style-name="T92">Le membre authentifié d</text:span><text:span text:style-name="T93">emande à l’application à partager une œuvre.</text:span></text:p>
        </text:list-item>
        <text:list-item>
          <text:p text:style-name="P66"><text:span text:style-name="T93">L’application affiche un formulaire de saisie d’information concernant l’œuvre.</text:span></text:p>
        </text:list-item>
        <text:list-item>
          <text:p text:style-name="P69">Le membre<text:span text:style-name="T92"> authentifié</text:span> saisit les informations, et joint le fichier de l’œuvre numérisée.</text:p>
        </text:list-item>
        <text:list-item>
          <text:p text:style-name="P69">L’application demande confirmation de l’envoi.</text:p>
        </text:list-item>
        <text:list-item>
          <text:p text:style-name="P69">Le membre<text:span text:style-name="T92"> authentifié </text:span>confirme l’envoi.</text:p>
        </text:list-item>
        <text:list-item>
          <text:p text:style-name="P67"><text:span text:style-name="T93">L’application enregistre le </text:span><text:span text:style-name="T92"><text:s/></text:span><text:span text:style-name="T93">fichier dans le répertoire « à modérer ».</text:span></text:p>
        </text:list-item>
        <text:list-item>
          <text:p text:style-name="P69">L’application créer un numéro de transaction et l’enregistre dans le <text:span text:style-name="T94">fichier </text:span>journal local.</text:p>
        </text:list-item>
        <text:list-item>
          <text:p text:style-name="P70"><text:soft-page-break/>L’application transmet le fichier, ses informations et les numéros de transaction au <text:span text:style-name="T97">dépôt sur le </text:span>serveur de l’association.</text:p>
        </text:list-item>
        <text:list-item>
          <text:p text:style-name="P68"><text:span text:style-name="T95">Les serveurs de l’association notifie</text:span><text:span text:style-name="T97">nt</text:span><text:span text:style-name="T95"> les bibliothécaires q</text:span><text:span text:style-name="T97">u</text:span><text:span text:style-name="T95">’une nouvelle œuvre est en attente de modération.</text:span></text:p>
        </text:list-item>
        <text:list-item>
          <text:p text:style-name="P70">L’application indique au membre que son partage est en attente de modération.</text:p>
        </text:list-item>
      </text:list>
      <text:p text:style-name="Text_20_body"><text:tab/><text:span text:style-name="T82">Scénario</text:span><text:span text:style-name="T83">s</text:span><text:span text:style-name="T82"> al</text:span><text:span text:style-name="T83">t</text:span><text:span text:style-name="T82">ernatif</text:span><text:span text:style-name="T83">s :</text:span></text:p>
      <text:p text:style-name="Text_20_body"><text:tab/><text:span text:style-name="T83">Scénarios erreurs :</text:span></text:p>
      <text:p text:style-name="Text_20_body"><text:tab/><text:tab/><text:span text:style-name="T96">Erreur de connexion avec le serveur.</text:span></text:p>
      <text:p text:style-name="Text_20_body"><text:tab/><text:span text:style-name="T83">Données, documents, écrans :</text:span></text:p>
      <text:p text:style-name="P46">@TODO</text:p>
      <text:p text:style-name="P40"/>
      <text:h text:style-name="Heading_20_3" text:outline-level="3">Modérer une œuvre numérisée</text:h>
      <text:p text:style-name="P46">@TODO</text:p>
      <text:p text:style-name="P40"/>
      <text:h text:style-name="Heading_20_3" text:outline-level="3">Consulter une œuvre du domaine publique</text:h>
      <text:p text:style-name="P46">@TODO</text:p>
      <text:p text:style-name="P37"/>
      <text:h text:style-name="Heading_20_3" text:outline-level="3">Remplir les informations concernant une œuvre</text:h>
      <text:p text:style-name="P46">@TODO</text:p>
      <text:p text:style-name="P40"/>
      <text:h text:style-name="Heading_20_3" text:outline-level="3">Consulter les informations concernant une œuvre</text:h>
      <text:p text:style-name="P46">@TODO</text:p>
      <text:p text:style-name="P40"/>
      <text:h text:style-name="Heading_20_3" text:outline-level="3">Modifier les informations concernant une œuvre</text:h>
      <text:p text:style-name="P46">@TODO</text:p>
      <text:p text:style-name="P40"/>
      <text:h text:style-name="Heading_20_3" text:outline-level="3">Louer une œuvre sous droits d’auteur</text:h>
      <text:p text:style-name="P46">@TODO</text:p>
      <text:p text:style-name="P41"/>
      <text:h text:style-name="Heading_20_3" text:outline-level="3">Passage d’une œuvre dans le domaine publique</text:h>
      <text:p text:style-name="P46">@TODO</text:p>
      <text:p text:style-name="P37"/>
      <text:h text:style-name="Heading_20_3" text:outline-level="3">Diffusion d’une œuvre libre de droits</text:h>
      <text:p text:style-name="P46">@TODO</text:p>
      <text:p text:style-name="P40"/>
      <text:h text:style-name="Heading_20_3" text:outline-level="3"><text:soft-page-break/>Mise à jour de l’index des œuvres</text:h>
      <text:p text:style-name="P46">@TODO</text:p>
      <text:p text:style-name="P40"/>
      <text:h text:style-name="Heading_20_3" text:outline-level="3">Consultation des rubriques</text:h>
      <text:p text:style-name="P46">@TODO</text:p>
      <text:p text:style-name="P40"/>
      <text:h text:style-name="Heading_20_3" text:outline-level="3">Consultation de la rubrique « Fond commun »</text:h>
      <text:p text:style-name="P46">@TODO</text:p>
      <text:p text:style-name="P40"/>
      <text:p text:style-name="P40"/>
      <text:p text:style-name="P37"/>
      <text:p text:style-name="P37"><text:span text:style-name="T2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haël Launay</meta:initial-creator>
    <meta:creation-date>2020-11-01T16:37:21.816062536</meta:creation-date>
    <dc:date>2020-11-09T11:06:33.939817342</dc:date>
    <dc:creator>Michaël Launay</dc:creator>
    <meta:editing-duration>PT18H6M39S</meta:editing-duration>
    <meta:editing-cycles>39</meta:editing-cycles>
    <meta:generator>LibreOffice/6.4.6.2$Linux_X86_64 LibreOffice_project/40$Build-2</meta:generator>
    <meta:document-statistic meta:table-count="0" meta:image-count="0" meta:object-count="0" meta:page-count="11" meta:paragraph-count="286" meta:word-count="2682" meta:character-count="17334" meta:non-whitespace-character-count="14757"/>
  </office:meta>
</office:document-meta>
</file>